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172.35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23.7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ask_exec_cluster_power</text:p>
          </table:table-cell>
          <table:table-cell office:value-type="string" calcext:value-type="string">
            <text:p>task_exec_cpu</text:p>
          </table:table-cell>
          <table:table-cell office:value-type="string" calcext:value-type="string">
            <text:p>task_exec_cpufreq</text:p>
          </table:table-cell>
          <table:table-cell office:value-type="string" calcext:value-type="string">
            <text:p>task_exec_instr</text:p>
          </table:table-cell>
          <table:table-cell office:value-type="string" calcext:value-type="string">
            <text:p>task_exec_ipc</text:p>
          </table:table-cell>
          <table:table-cell office:value-type="string" calcext:value-type="string">
            <text:p>task_exec_pred_cluster_power</text:p>
          </table:table-cell>
          <table:table-cell office:value-type="string" calcext:value-type="string">
            <text:p>task_exec_pred_cluster_power_error</text:p>
          </table:table-cell>
          <table:table-cell office:value-type="string" calcext:value-type="string">
            <text:p>task_exec_pred_ipc</text:p>
          </table:table-cell>
          <table:table-cell office:value-type="string" calcext:value-type="string">
            <text:p>task_exec_pred_ipc_error</text:p>
          </table:table-cell>
          <table:table-cell office:value-type="string" calcext:value-type="string">
            <text:p>task_exec_pred_tlc</text:p>
          </table:table-cell>
          <table:table-cell office:value-type="string" calcext:value-type="string">
            <text:p>task_exec_tlc(util)</text:p>
          </table:table-cell>
          <table:table-cell office:value-type="string" calcext:value-type="string">
            <text:p>task_p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19855670103093" calcext:value-type="float">
            <text:p>0.619855670103093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048276045" calcext:value-type="float">
            <text:p>1048276045</text:p>
          </table:table-cell>
          <table:table-cell office:value-type="float" office:value="2.34432795641092" calcext:value-type="float">
            <text:p>2.34432795641092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36275510204082" calcext:value-type="float">
            <text:p>0.63627551020408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738965" calcext:value-type="float">
            <text:p>1172738965</text:p>
          </table:table-cell>
          <table:table-cell office:value-type="float" office:value="2.34644854313276" calcext:value-type="float">
            <text:p>2.34644854313276</text:p>
          </table:table-cell>
          <table:table-cell office:value-type="float" office:value="0.645322639867296" calcext:value-type="float">
            <text:p>0.645322639867296</text:p>
          </table:table-cell>
          <table:table-cell office:value-type="float" office:value="-1.42188871300624" calcext:value-type="float">
            <text:p>-1.42188871300624</text:p>
          </table:table-cell>
          <table:table-cell office:value-type="float" office:value="2.32611222222222" calcext:value-type="float">
            <text:p>2.32611222222222</text:p>
          </table:table-cell>
          <table:table-cell office:value-type="float" office:value="0.866685142960344" calcext:value-type="float">
            <text:p>0.866685142960344</text:p>
          </table:table-cell>
          <table:table-cell office:value-type="float" office:value="0.900130995108157" calcext:value-type="float">
            <text:p>0.900130995108157</text:p>
          </table:table-cell>
          <table:table-cell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635835051546392" calcext:value-type="float">
            <text:p>0.63583505154639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551772" calcext:value-type="float">
            <text:p>1173551772</text:p>
          </table:table-cell>
          <table:table-cell office:value-type="float" office:value="2.347310459417" calcext:value-type="float">
            <text:p>2.347310459417</text:p>
          </table:table-cell>
          <table:table-cell office:value-type="float" office:value="0.636588643050636" calcext:value-type="float">
            <text:p>0.636588643050636</text:p>
          </table:table-cell>
          <table:table-cell office:value-type="float" office:value="-0.118519968726294" calcext:value-type="float">
            <text:p>-0.118519968726294</text:p>
          </table:table-cell>
          <table:table-cell office:value-type="float" office:value="2.3464301643227" calcext:value-type="float">
            <text:p>2.3464301643227</text:p>
          </table:table-cell>
          <table:table-cell office:value-type="float" office:value="0.0375022865324093" calcext:value-type="float">
            <text:p>0.037502286532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5510204081633" calcext:value-type="float">
            <text:p>0.63551020408163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368884" calcext:value-type="float">
            <text:p>1173368884</text:p>
          </table:table-cell>
          <table:table-cell office:value-type="float" office:value="2.34684638005047" calcext:value-type="float">
            <text:p>2.34684638005047</text:p>
          </table:table-cell>
          <table:table-cell office:value-type="float" office:value="0.63584386839278" calcext:value-type="float">
            <text:p>0.63584386839278</text:p>
          </table:table-cell>
          <table:table-cell office:value-type="float" office:value="-0.0525033758709714" calcext:value-type="float">
            <text:p>-0.052503375870972</text:p>
          </table:table-cell>
          <table:table-cell office:value-type="float" office:value="2.34730267556985" calcext:value-type="float">
            <text:p>2.34730267556985</text:p>
          </table:table-cell>
          <table:table-cell office:value-type="float" office:value="-0.019442922351276" calcext:value-type="float">
            <text:p>-0.019442922351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.202765306122449" calcext:value-type="float">
            <text:p>0.202765306122449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323569" calcext:value-type="float">
            <text:p>609323569</text:p>
          </table:table-cell>
          <table:table-cell office:value-type="float" office:value="1.21923500678934" calcext:value-type="float">
            <text:p>1.21923500678934</text:p>
          </table:table-cell>
          <table:table-cell office:value-type="float" office:value="0.188519878205128" calcext:value-type="float">
            <text:p>0.188519878205128</text:p>
          </table:table-cell>
          <table:table-cell office:value-type="float" office:value="7.02557463588867" calcext:value-type="float">
            <text:p>7.02557463588867</text:p>
          </table:table-cell>
          <table:table-cell office:value-type="float" office:value="1.08503333333333" calcext:value-type="float">
            <text:p>1.08503333333333</text:p>
          </table:table-cell>
          <table:table-cell office:value-type="float" office:value="11.0070390620926" calcext:value-type="float">
            <text:p>11.0070390620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04071428571429" calcext:value-type="float">
            <text:p>0.2040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120329" calcext:value-type="float">
            <text:p>609120329</text:p>
          </table:table-cell>
          <table:table-cell office:value-type="float" office:value="1.21888876309534" calcext:value-type="float">
            <text:p>1.21888876309534</text:p>
          </table:table-cell>
          <table:table-cell office:value-type="float" office:value="0.181500344871795" calcext:value-type="float">
            <text:p>0.181500344871795</text:p>
          </table:table-cell>
          <table:table-cell office:value-type="float" office:value="11.0603840320221" calcext:value-type="float">
            <text:p>11.0603840320221</text:p>
          </table:table-cell>
          <table:table-cell office:value-type="float" office:value="0.917837" calcext:value-type="float">
            <text:p>0.917837</text:p>
          </table:table-cell>
          <table:table-cell office:value-type="float" office:value="24.698870988918" calcext:value-type="float">
            <text:p>24.698870988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.204773195876289" calcext:value-type="float">
            <text:p>0.204773195876289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152453" calcext:value-type="float">
            <text:p>609152453</text:p>
          </table:table-cell>
          <table:table-cell office:value-type="float" office:value="1.21872838486426" calcext:value-type="float">
            <text:p>1.21872838486426</text:p>
          </table:table-cell>
          <table:table-cell office:value-type="float" office:value="0.203851118653906" calcext:value-type="float">
            <text:p>0.203851118653906</text:p>
          </table:table-cell>
          <table:table-cell office:value-type="float" office:value="0.450291952731863" calcext:value-type="float">
            <text:p>0.450291952731863</text:p>
          </table:table-cell>
          <table:table-cell office:value-type="float" office:value="1.21880324481205" calcext:value-type="float">
            <text:p>1.21880324481205</text:p>
          </table:table-cell>
          <table:table-cell office:value-type="float" office:value="-0.00614246362977688" calcext:value-type="float">
            <text:p>-0.006142463629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625469387755102" calcext:value-type="float">
            <text:p>0.62546938775510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232250" calcext:value-type="float">
            <text:p>1172232250</text:p>
          </table:table-cell>
          <table:table-cell office:value-type="float" office:value="2.34554820894788" calcext:value-type="float">
            <text:p>2.34554820894788</text:p>
          </table:table-cell>
          <table:table-cell office:value-type="float" office:value="0.635422523904306" calcext:value-type="float">
            <text:p>0.635422523904306</text:p>
          </table:table-cell>
          <table:table-cell office:value-type="float" office:value="-1.59130668008025" calcext:value-type="float">
            <text:p>-1.59130668008025</text:p>
          </table:table-cell>
          <table:table-cell office:value-type="float" office:value="2.34660215199435" calcext:value-type="float">
            <text:p>2.34660215199435</text:p>
          </table:table-cell>
          <table:table-cell office:value-type="float" office:value="-0.0449337618576351" calcext:value-type="float">
            <text:p>-0.044933761857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0.635663265306123" calcext:value-type="float">
            <text:p>0.63566326530612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536589" calcext:value-type="float">
            <text:p>1173536589</text:p>
          </table:table-cell>
          <table:table-cell office:value-type="float" office:value="2.34710155445779" calcext:value-type="float">
            <text:p>2.34710155445779</text:p>
          </table:table-cell>
          <table:table-cell office:value-type="float" office:value="0.625899375825579" calcext:value-type="float">
            <text:p>0.625899375825579</text:p>
          </table:table-cell>
          <table:table-cell office:value-type="float" office:value="1.53601600303923" calcext:value-type="float">
            <text:p>1.53601600303923</text:p>
          </table:table-cell>
          <table:table-cell office:value-type="float" office:value="2.3455374518736" calcext:value-type="float">
            <text:p>2.3455374518736</text:p>
          </table:table-cell>
          <table:table-cell office:value-type="float" office:value="0.0666397489798354" calcext:value-type="float">
            <text:p>0.0666397489798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636244897959184" calcext:value-type="float">
            <text:p>0.63624489795918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508498" calcext:value-type="float">
            <text:p>1173508498</text:p>
          </table:table-cell>
          <table:table-cell office:value-type="float" office:value="2.34726124731087" calcext:value-type="float">
            <text:p>2.34726124731087</text:p>
          </table:table-cell>
          <table:table-cell office:value-type="float" office:value="0.63587109047737" calcext:value-type="float">
            <text:p>0.63587109047737</text:p>
          </table:table-cell>
          <table:table-cell office:value-type="float" office:value="0.0587521382118261" calcext:value-type="float">
            <text:p>0.058752138211826</text:p>
          </table:table-cell>
          <table:table-cell office:value-type="float" office:value="2.34708766341634" calcext:value-type="float">
            <text:p>2.34708766341634</text:p>
          </table:table-cell>
          <table:table-cell office:value-type="float" office:value="0.00739516722861877" calcext:value-type="float">
            <text:p>0.007395167228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0.202546391752577" calcext:value-type="float">
            <text:p>0.202546391752577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8770533" calcext:value-type="float">
            <text:p>608770533</text:p>
          </table:table-cell>
          <table:table-cell office:value-type="float" office:value="1.21912886919227" calcext:value-type="float">
            <text:p>1.21912886919227</text:p>
          </table:table-cell>
          <table:table-cell office:value-type="float" office:value="0.204688402630391" calcext:value-type="float">
            <text:p>0.204688402630391</text:p>
          </table:table-cell>
          <table:table-cell office:value-type="float" office:value="-1.05754087213277" calcext:value-type="float">
            <text:p>-1.05754087213277</text:p>
          </table:table-cell>
          <table:table-cell office:value-type="float" office:value="1.21871079130023" calcext:value-type="float">
            <text:p>1.21871079130023</text:p>
          </table:table-cell>
          <table:table-cell office:value-type="float" office:value="0.0342931664238155" calcext:value-type="float">
            <text:p>0.0342931664238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204255102040816" calcext:value-type="float">
            <text:p>0.20425510204081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286072" calcext:value-type="float">
            <text:p>609286072</text:p>
          </table:table-cell>
          <table:table-cell office:value-type="float" office:value="1.21888895517945" calcext:value-type="float">
            <text:p>1.21888895517945</text:p>
          </table:table-cell>
          <table:table-cell office:value-type="float" office:value="0.202192126771072" calcext:value-type="float">
            <text:p>0.202192126771072</text:p>
          </table:table-cell>
          <table:table-cell office:value-type="float" office:value="1.00999938269956" calcext:value-type="float">
            <text:p>1.00999938269956</text:p>
          </table:table-cell>
          <table:table-cell office:value-type="float" office:value="1.21902989469103" calcext:value-type="float">
            <text:p>1.21902989469103</text:p>
          </table:table-cell>
          <table:table-cell office:value-type="float" office:value="-0.0115629492729585" calcext:value-type="float">
            <text:p>-0.011562949272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0.205285714285714" calcext:value-type="float">
            <text:p>0.205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8826829" calcext:value-type="float">
            <text:p>608826829</text:p>
          </table:table-cell>
          <table:table-cell office:value-type="float" office:value="1.21854599435748" calcext:value-type="float">
            <text:p>1.21854599435748</text:p>
          </table:table-cell>
          <table:table-cell office:value-type="float" office:value="0.203964938609621" calcext:value-type="float">
            <text:p>0.203964938609621</text:p>
          </table:table-cell>
          <table:table-cell office:value-type="float" office:value="0.643384115007117" calcext:value-type="float">
            <text:p>0.643384115007117</text:p>
          </table:table-cell>
          <table:table-cell office:value-type="float" office:value="1.21882969909847" calcext:value-type="float">
            <text:p>1.21882969909847</text:p>
          </table:table-cell>
          <table:table-cell office:value-type="float" office:value="-0.0232822349179207" calcext:value-type="float">
            <text:p>-0.023282234917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627734693877551" calcext:value-type="float">
            <text:p>0.62773469387755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632507" calcext:value-type="float">
            <text:p>1172632507</text:p>
          </table:table-cell>
          <table:table-cell office:value-type="float" office:value="2.34616430816398" calcext:value-type="float">
            <text:p>2.34616430816398</text:p>
          </table:table-cell>
          <table:table-cell office:value-type="float" office:value="0.636087250749816" calcext:value-type="float">
            <text:p>0.636087250749816</text:p>
          </table:table-cell>
          <table:table-cell office:value-type="float" office:value="-1.33058710211957" calcext:value-type="float">
            <text:p>-1.33058710211957</text:p>
          </table:table-cell>
          <table:table-cell office:value-type="float" office:value="2.3471771934115" calcext:value-type="float">
            <text:p>2.3471771934115</text:p>
          </table:table-cell>
          <table:table-cell office:value-type="float" office:value="-0.0431719655778595" calcext:value-type="float">
            <text:p>-0.04317196557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0.63558762886598" calcext:value-type="float">
            <text:p>0.6355876288659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506077" calcext:value-type="float">
            <text:p>1173506077</text:p>
          </table:table-cell>
          <table:table-cell office:value-type="float" office:value="2.34717551741601" calcext:value-type="float">
            <text:p>2.34717551741601</text:p>
          </table:table-cell>
          <table:table-cell office:value-type="float" office:value="0.628055981420361" calcext:value-type="float">
            <text:p>0.628055981420361</text:p>
          </table:table-cell>
          <table:table-cell office:value-type="float" office:value="1.18498962276166" calcext:value-type="float">
            <text:p>1.18498962276166</text:p>
          </table:table-cell>
          <table:table-cell office:value-type="float" office:value="2.34615493289645" calcext:value-type="float">
            <text:p>2.34615493289645</text:p>
          </table:table-cell>
          <table:table-cell office:value-type="float" office:value="0.0434813890988539" calcext:value-type="float">
            <text:p>0.043481389098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636683673469388" calcext:value-type="float">
            <text:p>0.63668367346938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464525" calcext:value-type="float">
            <text:p>1173464525</text:p>
          </table:table-cell>
          <table:table-cell office:value-type="float" office:value="2.34710706398816" calcext:value-type="float">
            <text:p>2.34710706398816</text:p>
          </table:table-cell>
          <table:table-cell office:value-type="float" office:value="0.635749008048949" calcext:value-type="float">
            <text:p>0.635749008048949</text:p>
          </table:table-cell>
          <table:table-cell office:value-type="float" office:value="0.146802165562998" calcext:value-type="float">
            <text:p>0.146802165562998</text:p>
          </table:table-cell>
          <table:table-cell office:value-type="float" office:value="2.34716644293529" calcext:value-type="float">
            <text:p>2.34716644293529</text:p>
          </table:table-cell>
          <table:table-cell office:value-type="float" office:value="-0.00252987808022631" calcext:value-type="float">
            <text:p>-0.002529878080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float" office:value="0.20180612244898" calcext:value-type="float">
            <text:p>0.2018061224489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015345" calcext:value-type="float">
            <text:p>609015345</text:p>
          </table:table-cell>
          <table:table-cell office:value-type="float" office:value="1.21929511122329" calcext:value-type="float">
            <text:p>1.21929511122329</text:p>
          </table:table-cell>
          <table:table-cell office:value-type="float" office:value="0.205157748148128" calcext:value-type="float">
            <text:p>0.205157748148128</text:p>
          </table:table-cell>
          <table:table-cell office:value-type="float" office:value="-1.66081467622268" calcext:value-type="float">
            <text:p>-1.66081467622268</text:p>
          </table:table-cell>
          <table:table-cell office:value-type="float" office:value="1.21850841710379" calcext:value-type="float">
            <text:p>1.21850841710379</text:p>
          </table:table-cell>
          <table:table-cell office:value-type="float" office:value="0.0645204029983026" calcext:value-type="float">
            <text:p>0.064520402998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205123711340206" calcext:value-type="float">
            <text:p>0.20512371134020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328504" calcext:value-type="float">
            <text:p>609328504</text:p>
          </table:table-cell>
          <table:table-cell office:value-type="float" office:value="1.21894024583128" calcext:value-type="float">
            <text:p>1.21894024583128</text:p>
          </table:table-cell>
          <table:table-cell office:value-type="float" office:value="0.201269015623791" calcext:value-type="float">
            <text:p>0.201269015623791</text:p>
          </table:table-cell>
          <table:table-cell office:value-type="float" office:value="1.87920532991023" calcext:value-type="float">
            <text:p>1.87920532991023</text:p>
          </table:table-cell>
          <table:table-cell office:value-type="float" office:value="1.21910989982256" calcext:value-type="float">
            <text:p>1.21910989982256</text:p>
          </table:table-cell>
          <table:table-cell office:value-type="float" office:value="-0.0139181548774792" calcext:value-type="float">
            <text:p>-0.013918154877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0.204816326530612" calcext:value-type="float">
            <text:p>0.2048163265306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255273" calcext:value-type="float">
            <text:p>609255273</text:p>
          </table:table-cell>
          <table:table-cell office:value-type="float" office:value="1.21895569886958" calcext:value-type="float">
            <text:p>1.21895569886958</text:p>
          </table:table-cell>
          <table:table-cell office:value-type="float" office:value="0.204542598771227" calcext:value-type="float">
            <text:p>0.204542598771227</text:p>
          </table:table-cell>
          <table:table-cell office:value-type="float" office:value="0.133645478376476" calcext:value-type="float">
            <text:p>0.133645478376476</text:p>
          </table:table-cell>
          <table:table-cell office:value-type="float" office:value="1.21885258679981" calcext:value-type="float">
            <text:p>1.21885258679981</text:p>
          </table:table-cell>
          <table:table-cell office:value-type="float" office:value="0.00845904981310319" calcext:value-type="float">
            <text:p>0.008459049813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630051020408164" calcext:value-type="float">
            <text:p>0.63005102040816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406282" calcext:value-type="float">
            <text:p>1172406282</text:p>
          </table:table-cell>
          <table:table-cell office:value-type="float" office:value="2.34601123028598" calcext:value-type="float">
            <text:p>2.34601123028598</text:p>
          </table:table-cell>
          <table:table-cell office:value-type="float" office:value="0.63638586039669" calcext:value-type="float">
            <text:p>0.63638586039669</text:p>
          </table:table-cell>
          <table:table-cell office:value-type="float" office:value="-1.00544873086983" calcext:value-type="float">
            <text:p>-1.00544873086983</text:p>
          </table:table-cell>
          <table:table-cell office:value-type="float" office:value="2.34707103584228" calcext:value-type="float">
            <text:p>2.34707103584228</text:p>
          </table:table-cell>
          <table:table-cell office:value-type="float" office:value="-0.0451747861486052" calcext:value-type="float">
            <text:p>-0.045174786148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office:value-type="float" office:value="0.636224489795919" calcext:value-type="float">
            <text:p>0.636224489795919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148776" calcext:value-type="float">
            <text:p>1173148776</text:p>
          </table:table-cell>
          <table:table-cell office:value-type="float" office:value="2.34668965568119" calcext:value-type="float">
            <text:p>2.34668965568119</text:p>
          </table:table-cell>
          <table:table-cell office:value-type="float" office:value="0.630267370540315" calcext:value-type="float">
            <text:p>0.630267370540315</text:p>
          </table:table-cell>
          <table:table-cell office:value-type="float" office:value="0.936323475620116" calcext:value-type="float">
            <text:p>0.936323475620116</text:p>
          </table:table-cell>
          <table:table-cell office:value-type="float" office:value="2.34600193535875" calcext:value-type="float">
            <text:p>2.34600193535875</text:p>
          </table:table-cell>
          <table:table-cell office:value-type="float" office:value="0.0293059766457771" calcext:value-type="float">
            <text:p>0.029305976645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.636144329896908" calcext:value-type="float">
            <text:p>0.63614432989690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286020" calcext:value-type="float">
            <text:p>1173286020</text:p>
          </table:table-cell>
          <table:table-cell office:value-type="float" office:value="2.34665688103288" calcext:value-type="float">
            <text:p>2.34665688103288</text:p>
          </table:table-cell>
          <table:table-cell office:value-type="float" office:value="0.636342896963323" calcext:value-type="float">
            <text:p>0.636342896963323</text:p>
          </table:table-cell>
          <table:table-cell office:value-type="float" office:value="-0.0312141533113985" calcext:value-type="float">
            <text:p>-0.031214153311399</text:p>
          </table:table-cell>
          <table:table-cell office:value-type="float" office:value="2.34668370676784" calcext:value-type="float">
            <text:p>2.34668370676784</text:p>
          </table:table-cell>
          <table:table-cell office:value-type="float" office:value="-0.00114314688166584" calcext:value-type="float">
            <text:p>-0.001143146881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.5</text:p>
          </table:table-cell>
          <table:table-cell office:value-type="float" office:value="0.202938775510204" calcext:value-type="float">
            <text:p>0.20293877551020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044790" calcext:value-type="float">
            <text:p>609044790</text:p>
          </table:table-cell>
          <table:table-cell office:value-type="float" office:value="1.2193254541392" calcext:value-type="float">
            <text:p>1.2193254541392</text:p>
          </table:table-cell>
          <table:table-cell office:value-type="float" office:value="0.204779099170237" calcext:value-type="float">
            <text:p>0.204779099170237</text:p>
          </table:table-cell>
          <table:table-cell office:value-type="float" office:value="-0.906836879943907" calcext:value-type="float">
            <text:p>-0.906836879943907</text:p>
          </table:table-cell>
          <table:table-cell office:value-type="float" office:value="1.21895400109874" calcext:value-type="float">
            <text:p>1.21895400109874</text:p>
          </table:table-cell>
          <table:table-cell office:value-type="float" office:value="0.0304638141689351" calcext:value-type="float">
            <text:p>0.030463814168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204275510204082" calcext:value-type="float">
            <text:p>0.20427551020408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351008" calcext:value-type="float">
            <text:p>609351008</text:p>
          </table:table-cell>
          <table:table-cell office:value-type="float" office:value="1.21900480460342" calcext:value-type="float">
            <text:p>1.21900480460342</text:p>
          </table:table-cell>
          <table:table-cell office:value-type="float" office:value="0.202635404445557" calcext:value-type="float">
            <text:p>0.202635404445557</text:p>
          </table:table-cell>
          <table:table-cell office:value-type="float" office:value="0.802889077053692" calcext:value-type="float">
            <text:p>0.802889077053692</text:p>
          </table:table-cell>
          <table:table-cell office:value-type="float" office:value="1.21923402904489" calcext:value-type="float">
            <text:p>1.21923402904489</text:p>
          </table:table-cell>
          <table:table-cell office:value-type="float" office:value="-0.0188042278918443" calcext:value-type="float">
            <text:p>-0.0188042278918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.5</text:p>
          </table:table-cell>
          <table:table-cell office:value-type="float" office:value="0.203459183673469" calcext:value-type="float">
            <text:p>0.203459183673469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233105" calcext:value-type="float">
            <text:p>609233105</text:p>
          </table:table-cell>
          <table:table-cell office:value-type="float" office:value="1.2189779881565" calcext:value-type="float">
            <text:p>1.2189779881565</text:p>
          </table:table-cell>
          <table:table-cell office:value-type="float" office:value="0.204048344556095" calcext:value-type="float">
            <text:p>0.204048344556095</text:p>
          </table:table-cell>
          <table:table-cell office:value-type="float" office:value="-0.289572027169283" calcext:value-type="float">
            <text:p>-0.289572027169283</text:p>
          </table:table-cell>
          <table:table-cell office:value-type="float" office:value="1.21892558480348" calcext:value-type="float">
            <text:p>1.21892558480348</text:p>
          </table:table-cell>
          <table:table-cell office:value-type="float" office:value="0.00429895810524217" calcext:value-type="float">
            <text:p>0.004298958105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.631030927835052" calcext:value-type="float">
            <text:p>0.63103092783505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299212" calcext:value-type="float">
            <text:p>1172299212</text:p>
          </table:table-cell>
          <table:table-cell office:value-type="float" office:value="2.34560687545518" calcext:value-type="float">
            <text:p>2.34560687545518</text:p>
          </table:table-cell>
          <table:table-cell office:value-type="float" office:value="0.636122615542317" calcext:value-type="float">
            <text:p>0.636122615542317</text:p>
          </table:table-cell>
          <table:table-cell office:value-type="float" office:value="-0.806884018305354" calcext:value-type="float">
            <text:p>-0.806884018305354</text:p>
          </table:table-cell>
          <table:table-cell office:value-type="float" office:value="2.34663963418383" calcext:value-type="float">
            <text:p>2.34663963418383</text:p>
          </table:table-cell>
          <table:table-cell office:value-type="float" office:value="-0.0440294893172766" calcext:value-type="float">
            <text:p>-0.044029489317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5" calcext:value-type="float">
            <text:p>13.5</text:p>
          </table:table-cell>
          <table:table-cell office:value-type="float" office:value="0.636581632653062" calcext:value-type="float">
            <text:p>0.63658163265306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214105" calcext:value-type="float">
            <text:p>1173214105</text:p>
          </table:table-cell>
          <table:table-cell office:value-type="float" office:value="2.34627704875486" calcext:value-type="float">
            <text:p>2.34627704875486</text:p>
          </table:table-cell>
          <table:table-cell office:value-type="float" office:value="0.631186693222461" calcext:value-type="float">
            <text:p>0.631186693222461</text:p>
          </table:table-cell>
          <table:table-cell office:value-type="float" office:value="0.847485876731424" calcext:value-type="float">
            <text:p>0.847485876731424</text:p>
          </table:table-cell>
          <table:table-cell office:value-type="float" office:value="2.34559814871804" calcext:value-type="float">
            <text:p>2.34559814871804</text:p>
          </table:table-cell>
          <table:table-cell office:value-type="float" office:value="0.0289352034183787" calcext:value-type="float">
            <text:p>0.028935203418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.635969387755103" calcext:value-type="float">
            <text:p>0.63596938775510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312129" calcext:value-type="float">
            <text:p>1173312129</text:p>
          </table:table-cell>
          <table:table-cell office:value-type="float" office:value="2.34686283068792" calcext:value-type="float">
            <text:p>2.34686283068792</text:p>
          </table:table-cell>
          <table:table-cell office:value-type="float" office:value="0.636683839114011" calcext:value-type="float">
            <text:p>0.636683839114011</text:p>
          </table:table-cell>
          <table:table-cell office:value-type="float" office:value="-0.112340526551269" calcext:value-type="float">
            <text:p>-0.112340526551269</text:p>
          </table:table-cell>
          <table:table-cell office:value-type="float" office:value="2.34627128902229" calcext:value-type="float">
            <text:p>2.34627128902229</text:p>
          </table:table-cell>
          <table:table-cell office:value-type="float" office:value="0.0252056344279716" calcext:value-type="float">
            <text:p>0.025205634427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5" calcext:value-type="float">
            <text:p>14.5</text:p>
          </table:table-cell>
          <table:table-cell office:value-type="float" office:value="0.202397959183674" calcext:value-type="float">
            <text:p>0.20239795918367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8368593" calcext:value-type="float">
            <text:p>608368593</text:p>
          </table:table-cell>
          <table:table-cell office:value-type="float" office:value="1.21888270966309" calcext:value-type="float">
            <text:p>1.21888270966309</text:p>
          </table:table-cell>
          <table:table-cell office:value-type="float" office:value="0.203367628336808" calcext:value-type="float">
            <text:p>0.203367628336808</text:p>
          </table:table-cell>
          <table:table-cell office:value-type="float" office:value="-0.479090380676728" calcext:value-type="float">
            <text:p>-0.479090380676728</text:p>
          </table:table-cell>
          <table:table-cell office:value-type="float" office:value="1.21897504149154" calcext:value-type="float">
            <text:p>1.21897504149154</text:p>
          </table:table-cell>
          <table:table-cell office:value-type="float" office:value="-0.00757512004390115" calcext:value-type="float">
            <text:p>-0.007575120043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.204742268041237" calcext:value-type="float">
            <text:p>0.204742268041237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292116" calcext:value-type="float">
            <text:p>609292116</text:p>
          </table:table-cell>
          <table:table-cell office:value-type="float" office:value="1.21879601487073" calcext:value-type="float">
            <text:p>1.21879601487073</text:p>
          </table:table-cell>
          <table:table-cell office:value-type="float" office:value="0.202230130103838" calcext:value-type="float">
            <text:p>0.202230130103838</text:p>
          </table:table-cell>
          <table:table-cell office:value-type="float" office:value="1.22697572974682" calcext:value-type="float">
            <text:p>1.22697572974682</text:p>
          </table:table-cell>
          <table:table-cell office:value-type="float" office:value="1.21885917730724" calcext:value-type="float">
            <text:p>1.21885917730724</text:p>
          </table:table-cell>
          <table:table-cell office:value-type="float" office:value="-0.00518236322912813" calcext:value-type="float">
            <text:p>-0.005182363229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5" calcext:value-type="float">
            <text:p>15.5</text:p>
          </table:table-cell>
          <table:table-cell office:value-type="float" office:value="0.20480612244898" calcext:value-type="float">
            <text:p>0.2048061224489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182114" calcext:value-type="float">
            <text:p>609182114</text:p>
          </table:table-cell>
          <table:table-cell office:value-type="float" office:value="1.21889165460787" calcext:value-type="float">
            <text:p>1.21889165460787</text:p>
          </table:table-cell>
          <table:table-cell office:value-type="float" office:value="0.204337120824365" calcext:value-type="float">
            <text:p>0.204337120824365</text:p>
          </table:table-cell>
          <table:table-cell office:value-type="float" office:value="0.228997853680413" calcext:value-type="float">
            <text:p>0.228997853680413</text:p>
          </table:table-cell>
          <table:table-cell office:value-type="float" office:value="1.21877460720366" calcext:value-type="float">
            <text:p>1.21877460720366</text:p>
          </table:table-cell>
          <table:table-cell office:value-type="float" office:value="0.00960277345063432" calcext:value-type="float">
            <text:p>0.009602773450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0.628448979591837" calcext:value-type="float">
            <text:p>0.628448979591837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179862" calcext:value-type="float">
            <text:p>1172179862</text:p>
          </table:table-cell>
          <table:table-cell office:value-type="float" office:value="2.34535186881966" calcext:value-type="float">
            <text:p>2.34535186881966</text:p>
          </table:table-cell>
          <table:table-cell office:value-type="float" office:value="0.635803702678963" calcext:value-type="float">
            <text:p>0.635803702678963</text:p>
          </table:table-cell>
          <table:table-cell office:value-type="float" office:value="-1.17029756208724" calcext:value-type="float">
            <text:p>-1.17029756208724</text:p>
          </table:table-cell>
          <table:table-cell office:value-type="float" office:value="2.34655455306156" calcext:value-type="float">
            <text:p>2.34655455306156</text:p>
          </table:table-cell>
          <table:table-cell office:value-type="float" office:value="-0.0512794799742755" calcext:value-type="float">
            <text:p>-0.051279479974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5" calcext:value-type="float">
            <text:p>16.5</text:p>
          </table:table-cell>
          <table:table-cell office:value-type="float" office:value="0.635581632653062" calcext:value-type="float">
            <text:p>0.63558163265306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129963" calcext:value-type="float">
            <text:p>1173129963</text:p>
          </table:table-cell>
          <table:table-cell office:value-type="float" office:value="2.34637731525708" calcext:value-type="float">
            <text:p>2.34637731525708</text:p>
          </table:table-cell>
          <table:table-cell office:value-type="float" office:value="0.628720951553296" calcext:value-type="float">
            <text:p>0.628720951553296</text:p>
          </table:table-cell>
          <table:table-cell office:value-type="float" office:value="1.07943350583115" calcext:value-type="float">
            <text:p>1.07943350583115</text:p>
          </table:table-cell>
          <table:table-cell office:value-type="float" office:value="2.34533947393224" calcext:value-type="float">
            <text:p>2.34533947393224</text:p>
          </table:table-cell>
          <table:table-cell office:value-type="float" office:value="0.044231646721582" calcext:value-type="float">
            <text:p>0.044231646721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.635731958762887" calcext:value-type="float">
            <text:p>0.635731958762887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073475" calcext:value-type="float">
            <text:p>1173073475</text:p>
          </table:table-cell>
          <table:table-cell office:value-type="float" office:value="2.34626961297537" calcext:value-type="float">
            <text:p>2.34626961297537</text:p>
          </table:table-cell>
          <table:table-cell office:value-type="float" office:value="0.635728302056622" calcext:value-type="float">
            <text:p>0.635728302056622</text:p>
          </table:table-cell>
          <table:table-cell office:value-type="float" office:value="0.000575196230800934" calcext:value-type="float">
            <text:p>0.000575196230801</text:p>
          </table:table-cell>
          <table:table-cell office:value-type="float" office:value="2.34636845872437" calcext:value-type="float">
            <text:p>2.34636845872437</text:p>
          </table:table-cell>
          <table:table-cell office:value-type="float" office:value="-0.00421288962073607" calcext:value-type="float">
            <text:p>-0.004212889620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5" calcext:value-type="float">
            <text:p>17.5</text:p>
          </table:table-cell>
          <table:table-cell office:value-type="float" office:value="0.202438775510204" calcext:value-type="float">
            <text:p>0.20243877551020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8898974" calcext:value-type="float">
            <text:p>608898974</text:p>
          </table:table-cell>
          <table:table-cell office:value-type="float" office:value="1.21921243437471" calcext:value-type="float">
            <text:p>1.21921243437471</text:p>
          </table:table-cell>
          <table:table-cell office:value-type="float" office:value="0.20479839330072" calcext:value-type="float">
            <text:p>0.20479839330072</text:p>
          </table:table-cell>
          <table:table-cell office:value-type="float" office:value="-1.16559576324711" calcext:value-type="float">
            <text:p>-1.16559576324711</text:p>
          </table:table-cell>
          <table:table-cell office:value-type="float" office:value="1.2188811514802" calcext:value-type="float">
            <text:p>1.2188811514802</text:p>
          </table:table-cell>
          <table:table-cell office:value-type="float" office:value="0.0271718763010464" calcext:value-type="float">
            <text:p>0.027171876301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.203938775510204" calcext:value-type="float">
            <text:p>0.20393877551020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9281142" calcext:value-type="float">
            <text:p>609281142</text:p>
          </table:table-cell>
          <table:table-cell office:value-type="float" office:value="1.21895269016761" calcext:value-type="float">
            <text:p>1.21895269016761</text:p>
          </table:table-cell>
          <table:table-cell office:value-type="float" office:value="0.202063772157352" calcext:value-type="float">
            <text:p>0.202063772157352</text:p>
          </table:table-cell>
          <table:table-cell office:value-type="float" office:value="0.919395219551011" calcext:value-type="float">
            <text:p>0.919395219551011</text:p>
          </table:table-cell>
          <table:table-cell office:value-type="float" office:value="1.21913314126808" calcext:value-type="float">
            <text:p>1.21913314126808</text:p>
          </table:table-cell>
          <table:table-cell office:value-type="float" office:value="-0.0148037821258384" calcext:value-type="float">
            <text:p>-0.014803782125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5" calcext:value-type="float">
            <text:p>18.5</text:p>
          </table:table-cell>
          <table:table-cell office:value-type="float" office:value="0.204587628865979" calcext:value-type="float">
            <text:p>0.204587628865979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08998986" calcext:value-type="float">
            <text:p>608998986</text:p>
          </table:table-cell>
          <table:table-cell office:value-type="float" office:value="1.21879438587869" calcext:value-type="float">
            <text:p>1.21879438587869</text:p>
          </table:table-cell>
          <table:table-cell office:value-type="float" office:value="0.203687000733207" calcext:value-type="float">
            <text:p>0.203687000733207</text:p>
          </table:table-cell>
          <table:table-cell office:value-type="float" office:value="0.440216320881437" calcext:value-type="float">
            <text:p>0.440216320881437</text:p>
          </table:table-cell>
          <table:table-cell office:value-type="float" office:value="1.2188885260234" calcext:value-type="float">
            <text:p>1.2188885260234</text:p>
          </table:table-cell>
          <table:table-cell office:value-type="float" office:value="-0.00772403826332368" calcext:value-type="float">
            <text:p>-0.00772403826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.625030612244898" calcext:value-type="float">
            <text:p>0.62503061224489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2344491" calcext:value-type="float">
            <text:p>1172344491</text:p>
          </table:table-cell>
          <table:table-cell office:value-type="float" office:value="2.34557262957674" calcext:value-type="float">
            <text:p>2.34557262957674</text:p>
          </table:table-cell>
          <table:table-cell office:value-type="float" office:value="0.635691332605296" calcext:value-type="float">
            <text:p>0.635691332605296</text:p>
          </table:table-cell>
          <table:table-cell office:value-type="float" office:value="-1.70563171651839" calcext:value-type="float">
            <text:p>-1.70563171651839</text:p>
          </table:table-cell>
          <table:table-cell office:value-type="float" office:value="2.34621294573247" calcext:value-type="float">
            <text:p>2.34621294573247</text:p>
          </table:table-cell>
          <table:table-cell office:value-type="float" office:value="-0.0272989268230939" calcext:value-type="float">
            <text:p>-0.0272989268230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.5" calcext:value-type="float">
            <text:p>19.5</text:p>
          </table:table-cell>
          <table:table-cell office:value-type="float" office:value="0.635989795918368" calcext:value-type="float">
            <text:p>0.63598979591836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73103956" calcext:value-type="float">
            <text:p>1173103956</text:p>
          </table:table-cell>
          <table:table-cell office:value-type="float" office:value="2.34642400357218" calcext:value-type="float">
            <text:p>2.34642400357218</text:p>
          </table:table-cell>
          <table:table-cell office:value-type="float" office:value="0.625499458910123" calcext:value-type="float">
            <text:p>0.625499458910123</text:p>
          </table:table-cell>
          <table:table-cell office:value-type="float" office:value="1.64945052193747" calcext:value-type="float">
            <text:p>1.64945052193747</text:p>
          </table:table-cell>
          <table:table-cell office:value-type="float" office:value="2.3455668469458" calcext:value-type="float">
            <text:p>2.3455668469458</text:p>
          </table:table-cell>
          <table:table-cell office:value-type="float" office:value="0.0365303382968474" calcext:value-type="float">
            <text:p>0.0365303382968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0.628387755102041" calcext:value-type="float">
            <text:p>0.62838775510204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101015572" calcext:value-type="float">
            <text:p>1101015572</text:p>
          </table:table-cell>
          <table:table-cell office:value-type="float" office:value="2.34599054036268" calcext:value-type="float">
            <text:p>2.34599054036268</text:p>
          </table:table-cell>
          <table:table-cell office:value-type="float" office:value="0.636205522038515" calcext:value-type="float">
            <text:p>0.636205522038515</text:p>
          </table:table-cell>
          <table:table-cell office:value-type="float" office:value="-1.24409918446049" calcext:value-type="float">
            <text:p>-1.24409918446049</text:p>
          </table:table-cell>
          <table:table-cell office:value-type="float" office:value="2.34641663366699" calcext:value-type="float">
            <text:p>2.34641663366699</text:p>
          </table:table-cell>
          <table:table-cell office:value-type="float" office:value="-0.0181626181768868" calcext:value-type="float">
            <text:p>-0.01816261817688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9615" calcext:value-type="float">
            <text:p>9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3:41:12.719450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Linux_X86_64 LibreOffice_project/00m0$Build-1</meta:generator>
    <dc:date>2018-04-02T13:42:57.621285262</dc:date>
    <meta:editing-duration>PT1M45S</meta:editing-duration>
    <meta:editing-cycles>1</meta:editing-cycles>
    <meta:document-statistic meta:table-count="1" meta:cell-count="569" meta:object-count="0"/>
  </office:meta>
</office:document-meta>
</file>